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20pt" fo:letter-spacing="0.035cm" fo:font-weight="bold" style:font-size-asian="20pt" style:font-weight-asian="bold" style:font-size-complex="20pt"/>
    </style:style>
    <style:style style:name="P2" style:family="paragraph" style:parent-style-name="Standard">
      <style:paragraph-properties fo:text-align="justify" style:justify-single-word="false"/>
      <style:text-properties fo:font-size="16pt" fo:letter-spacing="0.035cm" style:font-size-asian="16pt" style:font-size-complex="16pt"/>
    </style:style>
    <style:style style:name="P3" style:family="paragraph" style:parent-style-name="Standard" style:list-style-name="WW8Num1">
      <style:paragraph-properties fo:text-align="justify" style:justify-single-word="false"/>
    </style:style>
    <style:style style:name="P4" style:family="paragraph" style:parent-style-name="Standard">
      <style:text-properties style:font-name="Arial" fo:font-size="16pt" fo:letter-spacing="0.035cm" style:font-size-asian="16pt" style:font-name-complex="Arial" style:font-size-complex="16pt"/>
    </style:style>
    <style:style style:name="T1" style:family="text">
      <style:text-properties fo:font-size="16pt" fo:letter-spacing="0.035cm" style:text-underline-style="solid" style:text-underline-width="auto" style:text-underline-color="font-color" style:font-size-asian="16pt" style:font-size-complex="16pt"/>
    </style:style>
    <style:style style:name="T2" style:family="text">
      <style:text-properties fo:font-size="16pt" fo:letter-spacing="0.035cm" style:font-size-asian="16pt" style:font-size-complex="16pt"/>
    </style:style>
    <style:style style:name="T3" style:family="text">
      <style:text-properties fo:font-size="16pt" fo:letter-spacing="0.035cm" fo:font-weight="bold" style:font-size-asian="16pt" style:font-weight-asian="bold" style:font-size-complex="16pt"/>
    </style:style>
    <style:style style:name="T4" style:family="text">
      <style:text-properties style:font-name="Arial" fo:font-size="16pt" fo:letter-spacing="0.035cm" style:font-size-asian="16pt" style:font-name-complex="Arial" style:font-size-complex="16pt"/>
    </style:style>
    <style:style style:name="T5" style:family="text">
      <style:text-properties style:font-name="Arial" fo:font-size="16pt" fo:letter-spacing="0.035cm" style:font-size-asian="16pt" style:font-name-complex="Arial" style:font-size-complex="16pt" style:font-style-complex="italic"/>
    </style:style>
    <style:style style:name="T6" style:family="text">
      <style:text-properties fo:font-size="16pt" fo:letter-spacing="0.035cm" fo:font-style="italic" style:font-size-asian="16pt" style:font-style-asian="italic"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ERCIZIO:</text:p>
      <text:p text:style-name="P2"/>
      <text:list text:style-name="WW8Num1">
        <text:list-item>
          <text:p text:style-name="P3"><text:span text:style-name="T1">Aprire</text:span><text:span text:style-name="T2"> il programma </text:span><text:span text:style-name="T3">Blocco note</text:span><text:span text:style-name="T2"> e </text:span><text:span text:style-name="T1">scrivere</text:span><text:span text:style-name="T2"> il seguente testo:</text:span></text:p>
        </text:list-item>
      </text:list>
      <text:p text:style-name="P2"/>
      <text:p text:style-name="P4">01/10/04 - New York (USA) - Accusato di aver fatto passare i brevetti meno attendibili e di aver contribuito sostanzialmente a ridurre i margini di manovra delle piccole imprese, l'Ufficio dei brevetti americano ha ora preso una decisione che sembra voler indicare una strada opposta. Il Patent Office ha infatti cambiato idea sul brevetto riconosciuto a Microsoft sulla FAT e lo ha ora respinto.</text:p>
      <text:p text:style-name="P4">Il file system su dispositivi mobili, flash card e altri supporti è stato oggetto di una richiesta di brevetto Microsoft da lungo tempo, essendo stato introdotto nel 1982 all'interno di MS-DOS 2.0. Prima dell'assegnazione del brevetto, avvenuta nel 1996, Microsoft ha dovuto attendere molti anni.</text:p>
      <text:p text:style-name="Standard"><text:span text:style-name="T4">Secondo l'Ufficio vi sono evidenze della cosiddetta </text:span><text:span text:style-name="T5">prior art</text:span><text:span text:style-name="T4"> sia in IBM che in Xerox. Si tratta, cioè, di casi in cui un sistema del tutto simile alla FAT è stato utilizzato prima che Microsoft ne chiedesse il brevetto. E questo basta ad invalidare lo stesso.</text:span></text:p>
      <text:p text:style-name="Standard"/>
      <text:list text:style-name="WW8Num1" text:continue-numbering="true">
        <text:list-item>
          <text:p text:style-name="P3"><text:span text:style-name="T1">Salvare</text:span><text:span text:style-name="T2"> il file con il nome </text:span><text:span text:style-name="T3">articolo</text:span><text:span text:style-name="T2"> nella cartella con il vostro nome e </text:span><text:span text:style-name="T1">chiudere</text:span><text:span text:style-name="T2"> il Blocco note.</text:span></text:p>
        </text:list-item>
      </text:list>
      <text:p text:style-name="Standard"/>
      <text:list text:style-name="WW8Num1" text:continue-numbering="true">
        <text:list-item>
          <text:p text:style-name="P3"><text:span text:style-name="T1">Creare</text:span><text:span text:style-name="T2"> sul Desktop un collegamento al file nella vostra cartella.</text:span></text:p>
        </text:list-item>
      </text:list>
      <text:p text:style-name="Standard"/>
      <text:list text:style-name="WW8Num1" text:continue-numbering="true">
        <text:list-item>
          <text:p text:style-name="P3"><text:span text:style-name="T1">Impostare</text:span><text:span text:style-name="T2"> l’attributo di </text:span><text:span text:style-name="T3">Nascosto</text:span><text:span text:style-name="T2"> per il file appena creato. Cosa accade al collegamento sul Desktop?</text:span></text:p>
        </text:list-item>
      </text:list>
      <text:p text:style-name="Standard"/>
      <text:list text:style-name="WW8Num1" text:continue-numbering="true">
        <text:list-item>
          <text:p text:style-name="P3"><text:span text:style-name="T2">Cambiando se necessario le opzioni della cartella, </text:span><text:span text:style-name="T1">visualizzare</text:span><text:span text:style-name="T2"> l’</text:span><text:span text:style-name="T3">icona</text:span><text:span text:style-name="T2"> nascosta e </text:span><text:span text:style-name="T1">cestinare</text:span><text:span text:style-name="T2"> il </text:span><text:span text:style-name="T3">file</text:span><text:span text:style-name="T2">.</text:span></text:p>
        </text:list-item>
      </text:list>
      <text:p text:style-name="P2"/>
      <text:list text:style-name="WW8Num1" text:continue-numbering="true">
        <text:list-item>
          <text:p text:style-name="P3"><text:span text:style-name="T1">Aprire</text:span><text:span text:style-name="T2"> il </text:span><text:span text:style-name="T6">Cestino</text:span><text:span text:style-name="T2"> e </text:span><text:span text:style-name="T1">ripristinare</text:span><text:span text:style-name="T2"> il file cancella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parent-style-name="Carattere_20_predefinito_20_paragrafo">
      <style:text-properties fo:font-style="italic" style:font-style-asian="italic" style:font-style-complex="italic"/>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dc:title>
    <meta:initial-creator>Marco</meta:initial-creator>
    <meta:creation-date>2006-07-11T19:20:00</meta:creation-date>
    <dc:creator>Marco</dc:creator>
    <dc:date>2006-07-11T19:20:00</dc:date>
    <dc:language>it-IT</dc:language>
    <meta:editing-cycles>2</meta:editing-cycles>
    <meta:editing-duration>PT2M0S</meta:editing-duration>
    <meta:user-defined meta:name="Info 1"/>
    <meta:user-defined meta:name="Info 2"/>
    <meta:user-defined meta:name="Info 3"/>
    <meta:user-defined meta:name="Info 4"/>
    <meta:document-statistic meta:table-count="0" meta:image-count="0" meta:object-count="0" meta:page-count="1" meta:paragraph-count="10" meta:word-count="232" meta:character-count="1439"/>
  </office:meta>
</office:document-meta>
</file>